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size="15pt" officeooo:rsid="0013c727" officeooo:paragraph-rsid="0013c727" style:font-size-asian="15pt" style:font-size-complex="15pt"/>
    </style:style>
    <style:style style:name="P2" style:family="paragraph" style:parent-style-name="Preformatted_20_Text">
      <style:paragraph-properties fo:text-align="start" style:justify-single-word="false"/>
      <style:text-properties fo:font-size="15pt" officeooo:rsid="0013c727" officeooo:paragraph-rsid="0013c727" style:font-size-asian="15pt" style:font-size-complex="15pt"/>
    </style:style>
    <style:style style:name="P3" style:family="paragraph" style:parent-style-name="Preformatted_20_Text">
      <style:paragraph-properties fo:text-align="start" style:justify-single-word="false"/>
      <style:text-properties fo:font-size="15pt" officeooo:rsid="0066139e" officeooo:paragraph-rsid="0066139e" style:font-size-asian="15pt" style:font-size-complex="15pt"/>
    </style:style>
    <style:style style:name="P4" style:family="paragraph" style:parent-style-name="Preformatted_20_Text">
      <style:paragraph-properties fo:text-align="start" style:justify-single-word="false"/>
      <style:text-properties fo:font-size="15pt" officeooo:rsid="0092f360" officeooo:paragraph-rsid="0092f360" style:font-size-asian="15pt" style:font-size-complex="15pt"/>
    </style:style>
    <style:style style:name="P5" style:family="paragraph" style:parent-style-name="Preformatted_20_Text">
      <style:paragraph-properties fo:text-align="start" style:justify-single-word="false"/>
      <style:text-properties fo:font-size="15pt" officeooo:rsid="00477b94" officeooo:paragraph-rsid="00e6768b" style:font-size-asian="15pt" style:font-size-complex="15pt"/>
    </style:style>
    <style:style style:name="P6" style:family="paragraph" style:parent-style-name="Preformatted_20_Text">
      <style:paragraph-properties fo:text-align="start" style:justify-single-word="false"/>
      <style:text-properties fo:font-size="15pt" officeooo:rsid="00477b94" officeooo:paragraph-rsid="014d568d" style:font-size-asian="15pt" style:font-size-complex="15pt"/>
    </style:style>
    <style:style style:name="P7" style:family="paragraph" style:parent-style-name="Preformatted_20_Text">
      <style:paragraph-properties fo:text-align="start" style:justify-single-word="false"/>
      <style:text-properties fo:font-size="15pt" officeooo:rsid="0130ae34" officeooo:paragraph-rsid="0130ae34" style:font-size-asian="15pt" style:font-size-complex="15pt"/>
    </style:style>
    <style:style style:name="P8" style:family="paragraph" style:parent-style-name="Preformatted_20_Text">
      <style:paragraph-properties fo:text-align="center" style:justify-single-word="false"/>
      <style:text-properties fo:font-size="15pt" officeooo:rsid="0163f0a7" officeooo:paragraph-rsid="0163f0a7" style:font-size-asian="15pt" style:font-size-complex="15pt"/>
    </style:style>
    <style:style style:name="P9" style:family="paragraph" style:parent-style-name="Preformatted_20_Text">
      <style:paragraph-properties fo:text-align="start" style:justify-single-word="false"/>
      <style:text-properties fo:font-size="15pt" officeooo:rsid="017a8453" officeooo:paragraph-rsid="017a8453" style:font-size-asian="15pt" style:font-size-complex="15pt"/>
    </style:style>
    <style:style style:name="P10" style:family="paragraph" style:parent-style-name="Preformatted_20_Text">
      <style:paragraph-properties fo:text-align="start" style:justify-single-word="false"/>
      <style:text-properties fo:font-size="15pt" officeooo:rsid="017c2ed8" officeooo:paragraph-rsid="017c2ed8" style:font-size-asian="15pt" style:font-size-complex="15pt"/>
    </style:style>
    <style:style style:name="P11" style:family="paragraph" style:parent-style-name="Preformatted_20_Text">
      <style:paragraph-properties fo:text-align="start" style:justify-single-word="false"/>
      <style:text-properties fo:font-size="15pt" style:text-underline-style="solid" style:text-underline-width="auto" style:text-underline-color="font-color" officeooo:rsid="0013c727" officeooo:paragraph-rsid="0013c727" style:font-size-asian="15pt" style:font-size-complex="15pt"/>
    </style:style>
    <style:style style:name="P12" style:family="paragraph" style:parent-style-name="Preformatted_20_Text">
      <style:paragraph-properties fo:text-align="start" style:justify-single-word="false"/>
      <style:text-properties fo:font-size="15pt" style:text-underline-style="solid" style:text-underline-width="auto" style:text-underline-color="font-color" officeooo:rsid="001eee2d" officeooo:paragraph-rsid="001eee2d" style:font-size-asian="15pt" style:font-size-complex="15pt"/>
    </style:style>
    <style:style style:name="P13" style:family="paragraph" style:parent-style-name="Preformatted_20_Text">
      <style:paragraph-properties fo:text-align="start" style:justify-single-word="false"/>
      <style:text-properties fo:font-size="15pt" style:text-underline-style="solid" style:text-underline-width="auto" style:text-underline-color="font-color" officeooo:rsid="002e69e6" officeooo:paragraph-rsid="002e69e6" style:font-size-asian="15pt" style:font-size-complex="15pt"/>
    </style:style>
    <style:style style:name="P14" style:family="paragraph" style:parent-style-name="Preformatted_20_Text">
      <style:paragraph-properties fo:text-align="start" style:justify-single-word="false"/>
      <style:text-properties fo:font-size="15pt" style:text-underline-style="solid" style:text-underline-width="auto" style:text-underline-color="font-color" officeooo:rsid="0079ac1c" officeooo:paragraph-rsid="0079ac1c" style:font-size-asian="15pt" style:font-size-complex="15pt"/>
    </style:style>
    <style:style style:name="P15" style:family="paragraph" style:parent-style-name="Preformatted_20_Text">
      <style:paragraph-properties fo:text-align="start" style:justify-single-word="false"/>
      <style:text-properties fo:font-size="15pt" style:text-underline-style="solid" style:text-underline-width="auto" style:text-underline-color="font-color" officeooo:rsid="0117c2ae" officeooo:paragraph-rsid="0117c2ae" style:font-size-asian="15pt" style:font-size-complex="15pt"/>
    </style:style>
    <style:style style:name="P16" style:family="paragraph" style:parent-style-name="Preformatted_20_Text">
      <style:paragraph-properties fo:text-align="start" style:justify-single-word="false"/>
      <style:text-properties style:text-position="0% 100%" fo:font-size="15pt" officeooo:rsid="0177c89a" officeooo:paragraph-rsid="0013c727" style:font-size-asian="15pt" style:font-size-complex="15pt"/>
    </style:style>
    <style:style style:name="T1" style:family="text">
      <style:text-properties officeooo:rsid="01689319"/>
    </style:style>
    <style:style style:name="T2" style:family="text">
      <style:text-properties officeooo:rsid="016b3433"/>
    </style:style>
    <style:style style:name="T3" style:family="text">
      <style:text-properties officeooo:rsid="016b8ef4"/>
    </style:style>
    <style:style style:name="T4" style:family="text">
      <style:text-properties officeooo:rsid="0170bf6b"/>
    </style:style>
    <style:style style:name="T5" style:family="text">
      <style:text-properties officeooo:rsid="01765b10"/>
    </style:style>
    <style:style style:name="T6" style:family="text">
      <style:text-properties style:text-position="sub 58%" officeooo:rsid="01765b10"/>
    </style:style>
    <style:style style:name="T7" style:family="text">
      <style:text-properties style:text-position="sub 58%" officeooo:rsid="0178f036"/>
    </style:style>
    <style:style style:name="T8" style:family="text">
      <style:text-properties style:text-position="0% 100%" officeooo:rsid="01765b10"/>
    </style:style>
    <style:style style:name="T9" style:family="text">
      <style:text-properties style:text-position="0% 100%" officeooo:rsid="0177c89a"/>
    </style:style>
    <style:style style:name="T10" style:family="text">
      <style:text-properties style:text-position="0% 100%" officeooo:rsid="0178f036"/>
    </style:style>
    <style:style style:name="T11" style:family="text">
      <style:text-properties officeooo:rsid="017908ad"/>
    </style:style>
    <style:style style:name="T12" style:family="text">
      <style:text-properties officeooo:rsid="01833c7e"/>
    </style:style>
    <style:style style:name="T13" style:family="text">
      <style:text-properties officeooo:rsid="0187c03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EEEXtreme Türkiye Kampı: Gün <text:span text:style-name="T12">5</text:span></text:p>
      <text:p text:style-name="P8">CUBUK</text:p>
      <text:p text:style-name="P2"/>
      <text:p text:style-name="P11">Problem</text:p>
      <text:p text:style-name="P5"><text:tab/><text:span text:style-name="T1">Bir çubuğunuz var. Bu çubuğu parçalara bölmek istiyorsunuz. Parçalara bölmenin sizden gideri parçanın boyudur. Mesela boyu 100 metre olan bir çubuğu ikiye bölmenin gideri 100’dür.</text:span></text:p>
      <text:p text:style-name="P5"><text:tab/><text:span text:style-name="T2">Size çubuğu bölmeniz gereken noktalar verilecektir. Bu noktalar verildiğinde, bu bölme işleminin minimum ne kadar giderle yapılabileceğini bulunuz.</text:span></text:p>
      <text:p text:style-name="P5"><text:tab/><text:span text:style-name="T3">Örneğin 10 metrelik bir çubuğu 2., 4. ve 7. metrelerinden bölmemiz gerekiyorsa seçebileceğimiz birkaç sıra var. Önce 2. metreden sonra 4. metreden sonra 7. metreden keserseniz toplam gider 10 + 8 + 6 = 24’tür. Eğer önce 4. metreden sonra 2. metreden sonra 7. metreden keserseniz toplam gider 10 + 4 + 6 = 20’dir.</text:span></text:p>
      <text:p text:style-name="P6"/>
      <text:p text:style-name="P14">Input</text:p>
      <text:p text:style-name="P2"><text:tab/><text:span text:style-name="T4">Input birden fazla testten oluşacaktır. (Test sayısı &lt; 20)</text:span></text:p>
      <text:p text:style-name="P2"><text:tab/><text:span text:style-name="T4">Her testin ilk satırı çubuğun uzunluğunu verir.(L) Sonraki satır kesim sayısını verir. (N)</text:span></text:p>
      <text:p text:style-name="P2"><text:tab/><text:span text:style-name="T5">Sonraki satır boşlukla ayrılmış N pozitif tamsayı içerir.(c</text:span><text:span text:style-name="T6">i</text:span><text:span text:style-name="T8">) </text:span><text:span text:style-name="T9">Bu sayılar kesimlerin yapılacağı metreleri verir.</text:span></text:p>
      <text:p text:style-name="P16"><text:tab/>Inputun sonu L için 0 verilmesiyle belli edilir.</text:p>
      <text:p text:style-name="P16"/>
      <text:p text:style-name="P2"><text:span text:style-name="T9"><text:tab/>L &lt; 1000<text:tab/>N &lt; 50<text:tab/><text:tab/></text:span><text:span text:style-name="T10">0 &lt; c</text:span><text:span text:style-name="T7">i</text:span><text:span text:style-name="T10"> &lt; L</text:span></text:p>
      <text:p text:style-name="P15">Output</text:p>
      <text:p text:style-name="P7"><text:tab/><text:span text:style-name="T11">Her test için bölme işleminin minimum ne kadar giderle yapılabileceğini ayrı bir satırda basınız.</text:span></text:p>
      <text:p text:style-name="P12">Örnek Input</text:p>
      <text:p text:style-name="P9">1000</text:p>
      <text:p text:style-name="P9">3</text:p>
      <text:p text:style-name="P9">25 150 200</text:p>
      <text:p text:style-name="P9">100</text:p>
      <text:p text:style-name="P9">3</text:p>
      <text:p text:style-name="P9">25 50 75</text:p>
      <text:p text:style-name="P9">0</text:p>
      <text:p text:style-name="P12"><text:soft-page-break/>Örnek Output</text:p>
      <text:p text:style-name="P10">1350</text:p>
      <text:p text:style-name="P10">200</text:p>
      <text:p text:style-name="P3"/>
      <text:p text:style-name="P13">Time Limit</text:p>
      <text:p text:style-name="P4">C/C++: 1 saniye, <text:span text:style-name="T13">Java: 2 saniye,</text:span> Python: <text:span text:style-name="T13">4</text:span> saniy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03T11:24:23.747476459</dc:date>
    <meta:editing-duration>PT2H35M11S</meta:editing-duration>
    <meta:editing-cycles>247</meta:editing-cycles>
    <meta:generator>LibreOffice/5.1.4.2$Linux_X86_64 LibreOffice_project/10m0$Build-2</meta:generator>
    <meta:document-statistic meta:table-count="0" meta:image-count="0" meta:object-count="0" meta:page-count="2" meta:paragraph-count="27" meta:word-count="204" meta:character-count="1249" meta:non-whitespace-character-count="1062"/>
  </office:meta>
</office:document-meta>
</file>